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E00000146BE861C48.jpg"/>
  <manifest:file-entry manifest:media-type="image/jpeg" manifest:full-path="Pictures/10000000000000760000003ADFD87263.jpg"/>
  <manifest:file-entry manifest:media-type="image/png" manifest:full-path="Pictures/100000000000031300000203FC044E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95cm" fo:min-width="5.3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URW Gothic L'" style:font-style-name="Demi" style:font-family-generic="swiss" style:font-pitch="variable" fo:font-size="24pt" fo:font-weight="600" style:font-size-asian="18pt" style:font-size-complex="18pt"/>
    </style:style>
    <style:style style:name="T1" style:family="text">
      <style:text-properties fo:font-family="'URW Gothic L'" style:font-style-name="Demi" style:font-family-generic="swiss" style:font-pitch="variable" fo:font-size="24pt" fo:font-weight="600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489cm" svg:height="6.467cm" svg:x="10.508cm" svg:y="12.546cm">
          <draw:image xlink:href="Pictures/100000000000031300000203FC044E9D.png" xlink:type="simple" xlink:show="embed" xlink:actuate="onLoad">
            <text:p/>
          </draw:image>
        </draw:frame>
        <draw:frame draw:style-name="gr1" draw:text-style-name="P1" draw:layer="layout" svg:width="8.952cm" svg:height="6.511cm" svg:x="10.246cm" svg:y="0.934cm">
          <draw:image xlink:href="Pictures/10000000000001BE00000146BE861C48.jpg" xlink:type="simple" xlink:show="embed" xlink:actuate="onLoad">
            <text:p/>
          </draw:image>
        </draw:frame>
        <draw:g>
          <draw:frame draw:style-name="gr1" draw:text-style-name="P1" draw:layer="layout" svg:width="4.162cm" svg:height="2cm" draw:transform="rotate (3.1415926535892) translate (17.086cm 11.704cm)">
            <draw:image xlink:href="Pictures/10000000000000760000003ADFD87263.jpg" xlink:type="simple" xlink:show="embed" xlink:actuate="onLoad">
              <text:p/>
            </draw:image>
          </draw:frame>
          <draw:frame draw:style-name="gr1" draw:text-style-name="P1" draw:layer="layout" svg:width="2.5cm" svg:height="1.141cm" draw:transform="rotate (3.1415926535892) translate (16.271cm 9.717cm)">
            <draw:image xlink:href="Pictures/10000000000000760000003ADFD87263.jpg" xlink:type="simple" xlink:show="embed" xlink:actuate="onLoad">
              <text:p/>
            </draw:image>
          </draw:frame>
        </draw:g>
        <draw:frame draw:style-name="gr2" draw:text-style-name="P3" draw:layer="layout" svg:width="6.032cm" svg:height="2.645cm" svg:x="11.935cm" svg:y="2.831cm">
          <draw:text-box>
            <text:p text:style-name="P2"><text:span text:style-name="T1">Business </text:span></text:p>
            <text:p text:style-name="P2"><text:span text:style-name="T1">Components</text:span></text:p>
          </draw:text-box>
        </draw:frame>
        <draw:frame draw:style-name="gr2" draw:text-style-name="P3" draw:layer="layout" svg:width="5.845cm" svg:height="2.645cm" svg:x="12.369cm" svg:y="14.953cm">
          <draw:text-box>
            <text:p text:style-name="P2"><text:span text:style-name="T1">J2EE Portal</text:span></text:p>
            <text:p text:style-name="P2"><text:span text:style-name="T1">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avier Paniza</meta:initial-creator>
    <meta:creation-date>2007-06-11T13:43:53</meta:creation-date>
    <dc:creator>Javier Paniza</dc:creator>
    <dc:date>2007-06-12T12:42:12</dc:date>
    <dc:language>en-US</dc:language>
    <meta:editing-cycles>8</meta:editing-cycles>
    <meta:editing-duration>PT2H17M34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